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4ac2" officeooo:paragraph-rsid="001c4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ace string field: <text:text-input text:description="OOXML:fieldStr">OOXML:fieldStr</text:text-input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2-28T22:33:54.693000000</dc:date>
    <meta:editing-duration>PT5M44S</meta:editing-duration>
    <meta:editing-cycles>5</meta:editing-cycles>
    <meta:document-statistic meta:table-count="0" meta:image-count="0" meta:object-count="0" meta:page-count="1" meta:paragraph-count="1" meta:word-count="6" meta:character-count="38" meta:non-whitespace-character-count="35"/>
  </office:meta>
</office:document-meta>
</file>